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New Sung" svg:font-family="'AR PL New Sung'"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ubtitle">
      <style:text-properties officeooo:rsid="0017552f" officeooo:paragraph-rsid="0017552f"/>
    </style:style>
    <style:style style:name="P2" style:family="paragraph" style:parent-style-name="Heading_20_2">
      <style:text-properties officeooo:rsid="0017552f" officeooo:paragraph-rsid="0017552f"/>
    </style:style>
    <style:style style:name="P3" style:family="paragraph" style:parent-style-name="Text_20_body">
      <style:text-properties officeooo:paragraph-rsid="0017552f"/>
    </style:style>
    <style:style style:name="T1" style:family="text">
      <style:text-properties officeooo:rsid="0017552f"/>
    </style:style>
    <style:style style:name="T2" style:family="text">
      <style:text-properties officeooo:rsid="0017f3ce"/>
    </style:style>
    <style:style style:name="T3" style:family="text">
      <style:text-properties style:font-name="Liberation Serif"/>
    </style:style>
    <style:style style:name="T4" style:family="text">
      <style:text-properties style:font-name="Liberation Serif" officeooo:rsid="0017552f"/>
    </style:style>
    <style:style style:name="T5" style:family="text">
      <style:text-properties style:font-name="Liberation Serif" officeooo:rsid="0017f3ce"/>
    </style:style>
    <style:style style:name="T6" style:family="text">
      <style:text-properties style:text-position="super 58%" style:font-name="Liberation Serif" officeooo:rsid="0017f3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Behavioral HDL Description of Forward AES-128 Encryption</text:p>
      <text:p text:style-name="P1">Preston Pitzer [1]</text:p>
      <text:h text:style-name="P2" text:outline-level="2">Introduction</text:h>
      <text:p text:style-name="P3"><text:span text:style-name="T1">Advanced Encryption Standard (AES) is a substitution-permutation network </text:span><text:span text:style-name="T2">private-key</text:span><text:span text:style-name="T1"> block cipher, designed as a successor to DES by John Daemen and Vincent Rijman [1]. The use of a substition-permutation network makes it highly efficient to implement in hardware, and the use of Galios Fields can be significantly simplified in hardware down to simple XOR operations. The x86 instruction set contains several instructions relating to AES encryption and decryption, including </text:span><text:span text:style-name="Source_20_Text">AESENC,</text:span><text:span text:style-name="Source_20_Text"><text:span text:style-name="T3"> </text:span></text:span><text:span text:style-name="Source_20_Text"><text:span text:style-name="T4">which implements a single non-final round of AES encryption (final round is handled by AESENCLAST). </text:span></text:span></text:p>
      <text:p text:style-name="P3"><text:span text:style-name="Source_20_Text"><text:span text:style-name="T4">The AES cryptosystem relies on several submodules, each of which can be implemented (optionally) combinationally. The first of these is the SubBytes module, which reads byte(s) and returns a transformed byte (the input’s multipliative inverse on GF(8) through an affine transform). <text:s/>The second is ShiftRows, a byte-wise ciruclar left shift, the magnitude of the shift being dependent on the Row’s index. The third is MixColumns, </text:span></text:span><text:span text:style-name="Source_20_Text"><text:span text:style-name="T5">which performes modular reduction on a column down to a 4</text:span></text:span><text:span text:style-name="Source_20_Text"><text:span text:style-name="T6">th</text:span></text:span><text:span text:style-name="Source_20_Text"><text:span text:style-name="T5"> order polynomial with coefficients in GF(2), and then multiplies by a fixed polynomial. Practically, this corresponds to a multiplication of the input row by a fixed 4x4 matrix (in the 128 bit case). Finally, the round key (explained later) is bitwise XORd against the flattened matrix. The state controller handles construction of the data matrix and key from a 32-bit data line input, cycling through 10 rounds of the AESENC flow, and then returning the ciphertext through the 32-bit output lin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New Sung" svg:font-family="'AR PL New Sung'"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5T09:57:23.048304279</meta:creation-date>
    <dc:date>2025-09-05T10:17:01.050866004</dc:date>
    <meta:editing-duration>PT5M48S</meta:editing-duration>
    <meta:editing-cycles>2</meta:editing-cycles>
    <meta:generator>LibreOffice/25.8.1.1$Linux_X86_64 LibreOffice_project/580$Build-1</meta:generator>
    <meta:document-statistic meta:table-count="0" meta:image-count="0" meta:object-count="0" meta:page-count="1" meta:paragraph-count="5" meta:word-count="254" meta:character-count="1660" meta:non-whitespace-character-count="1408"/>
  </office:meta>
</office:document-meta>
</file>